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</office:automatic-styles>
  <office:body>
    <office:text>
      <text:h text:style-name="Heading_20_1" text:outline-level="1"><text:bookmark-start text:name="segment-and-separate"/>Segment and Separate<text:bookmark-end text:name="segment-and-separate"/></text:h>
      <text:h text:style-name="Heading_20_2" text:outline-level="2"><text:bookmark-start text:name="objective"/>Objective<text:bookmark-end text:name="objective"/></text:h>
      <text:p text:style-name="First_20_paragraph">Segment and separate information based on sensitivity of information.</text:p>
      <text:h text:style-name="Heading_20_2" text:outline-level="2"><text:bookmark-start text:name="key-considerations"/>Key Considerations<text:bookmark-end text:name="key-considerations"/></text:h>
      <text:list text:style-name="L1">
        <text:list-item>
          <text:p text:style-name="P1">[ ] Develop a target network security design that considers segmentation via network security zones, in alignment with <text:a xlink:type="simple" xlink:href="https://cyber.gc.ca/en/guidance/baseline-security-requirements-network-security-zones-government-canada-itsg-22" office:name=""><text:span text:style-name="Definition">ITSG-22</text:span></text:a> and <text:a xlink:type="simple" xlink:href="https://cyber.gc.ca/en/guidance/network-security-zoning-design-considerations-placement-services-within-zones-itsg-38" office:name=""><text:span text:style-name="Definition">ITSG-38</text:span></text:a>.</text:p>
        </text:list-item>
        <text:list-item>
          <text:p text:style-name="P1">[ ] Implement increased levels of protection for management interfaces.</text:p>
        </text:list-item>
      </text:list>
      <text:h text:style-name="Heading_20_2" text:outline-level="2"><text:bookmark-start text:name="validation"/>Validation<text:bookmark-end text:name="validation"/></text:h>
      <text:list text:style-name="L2">
        <text:list-item>
          <text:p text:style-name="P2">[ ] Confirm that department has a target network architecture diagram with appropriate segmentation between network zones.</text:p>
        </text:list-item>
      </text:list>
      <text:h text:style-name="Heading_20_2" text:outline-level="2"><text:bookmark-start text:name="applicable-service-models"/>Applicable Service Models<text:bookmark-end text:name="applicable-service-models"/></text:h>
      <text:list text:style-name="L3">
        <text:list-item>
          <text:p text:style-name="P3">IaaS, PaaS</text:p>
        </text:list-item>
      </text:list>
      <text:h text:style-name="Heading_20_2" text:outline-level="2"><text:bookmark-start text:name="references"/>References<text:bookmark-end text:name="references"/></text:h>
      <text:list text:style-name="L4">
        <text:list-item>
          <text:p text:style-name="P4"><text:a xlink:type="simple" xlink:href="https://www.canada.ca/en/treasury-board-secretariat/services/access-information-privacy/security-identity-management/direction-secure-use-commercial-cloud-services-spin.html" office:name=""><text:span text:style-name="Definition">SPIN 2017-01</text:span></text:a>, subsection 6.2.4</text:p>
        </text:list-item>
        <text:list-item>
          <text:p text:style-name="P4">CSE Top 10 #5</text:p>
        </text:list-item>
        <text:list-item>
          <text:p text:style-name="P4">Refer to the network security zoning guidance in <text:a xlink:type="simple" xlink:href="https://cyber.gc.ca/en/guidance/baseline-security-requirements-network-security-zones-government-canada-itsg-22" office:name=""><text:span text:style-name="Definition">ITSG-22</text:span></text:a> and <text:a xlink:type="simple" xlink:href="https://cyber.gc.ca/en/guidance/network-security-zoning-design-considerations-placement-services-within-zones-itsg-38" office:name=""><text:span text:style-name="Definition">ITSG-38.</text:span></text:a></text:p>
        </text:list-item>
        <text:list-item>
          <text:p text:style-name="P4">Related security controls: AC‑4, SC‑7, SC‑7(5)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creator/>
  </office:meta>
</office:document-meta>
</file>